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ansBold" svg:font-family="OpenSansBold, 'Helvetica Neue', Helvetica, Arial, sans-serif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paragraph-properties fo:padding="0cm" fo:border="none"/>
      <style:text-properties fo:color="#333333"/>
    </style:style>
    <style:style style:name="P3" style:family="paragraph" style:parent-style-name="Standard">
      <style:paragraph-properties fo:padding="0cm" fo:border="none"/>
    </style:style>
    <style:style style:name="P4" style:family="paragraph" style:parent-style-name="Standard">
      <style:paragraph-properties fo:padding="0cm" fo:border="none"/>
      <style:text-properties fo:color="#333333"/>
    </style:style>
    <style:style style:name="P5" style:family="paragraph" style:parent-style-name="Standard">
      <style:paragraph-properties fo:padding="0cm" fo:border="none"/>
      <style:text-properties fo:color="#333333" fo:background-color="#ffffff"/>
    </style:style>
    <style:style style:name="P6" style:family="paragraph" style:parent-style-name="Standard" style:list-style-name="L1"/>
    <style:style style:name="T1" style:family="text">
      <style:text-properties fo:color="#ff0000"/>
    </style:style>
    <style:style style:name="T2" style:family="text">
      <style:text-properties fo:color="#008000"/>
    </style:style>
    <style:style style:name="T3" style:family="text">
      <style:text-properties fo:color="#333333"/>
    </style:style>
    <style:style style:name="T4" style:family="text">
      <style:text-properties fo:color="#333333" fo:background-color="#ffffff"/>
    </style:style>
    <style:style style:name="T5" style:family="text">
      <style:text-properties style:font-name="OpenSansBold" fo:font-size="10.5pt" style:font-name-asian="OpenSansBold" style:font-size-asian="10.5pt"/>
    </style:style>
    <style:style style:name="T6" style:family="text">
      <style:text-properties style:font-name-asian="OpenSansBold" style:font-size-asian="10.5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&gt;git init <text:s text:c="3"/>;创建一个新的版本库</text:p>
      <text:p text:style-name="Standard"><text:s text:c="3"/>Initialized empty Git repository in /.git/ <text:s text:c="2"/></text:p>
      <text:p text:style-name="Standard"><text:s text:c="3"/>;创建一个空的版本库，并在当前目录下创建一个 <text:s/>.git <text:s/>子目录。</text:p>
      <text:p text:style-name="Standard"/>
      <text:p text:style-name="Standard">2.$git status <text:s text:c="4"/>;查看当前状态</text:p>
      <text:p text:style-name="Standard"><text:s text:c="2"/># On branch master<text:line-break/> <text:s/>#<text:line-break/> <text:s/># Initial commit<text:line-break/> <text:s/>#<text:line-break/> <text:s/>nothing to commit (create/copy files and use "git add" to track)</text:p>
      <text:p text:style-name="Standard">；处于master 分支下，没有可提交的内容（创建/复制文件再用git add 命令跟踪）</text:p>
      <text:p text:style-name="Standard"/>
      <text:p text:style-name="Standard">3.$git status <text:s text:c="2"/>#查看当前状态</text:p>
      <text:p text:style-name="Standard"><text:s text:c="3"/># On branch master<text:line-break/>#<text:line-break/># Initial commit<text:line-break/>#<text:line-break/># Untracked files:<text:line-break/># (use "git add &lt;file&gt;..." to include in what will be committed)<text:line-break/>#<text:line-break/>#<text:span text:style-name="T3"> octocat.txt</text:span><text:line-break/>nothing added to commit but untracked files present (use "git add" to track)</text:p>
      <text:p text:style-name="Standard">；在 master分支下，初始提交，未跟踪文件：用git add &lt;file&gt;命令添加需要提交的文件。没有添加的内容去提交，但是存在未跟踪文件octocat.txt（用git add命令跟踪）</text:p>
      <text:p text:style-name="Standard"/>
      <text:p text:style-name="P1">4.$git add octocat.txt <text:s text:c="3"/>#将octocat.txt文件加入暂存区。</text:p>
      <text:p text:style-name="P1">5.$git status</text:p>
      <text:p text:style-name="P1"># On branch master<text:line-break/>#<text:line-break/># Initial commit<text:line-break/>#<text:line-break/># Changes to be committed:<text:line-break/># (use "git rm --cached &lt;file&gt;..." to unstage)<text:line-break/>#<text:line-break/># <text:span text:style-name="T4">new file: octocat.txt</text:span></text:p>
      <text:p text:style-name="P5">；已暂存文件octacat.txt,可以用git rm --cached &lt;file&gt;...删除。</text:p>
      <text:p text:style-name="P5"/>
      <text:p text:style-name="P2">6.$git commit -m "Add cute octocat story" <text:s/>#添加commit信息</text:p>
      <text:p text:style-name="P1"><text:span text:style-name="T3"><text:s/></text:span>[master (root-commit) 20b5ccd] Add cute octocat story<text:line-break/>1 file changed, 1 insertion(+)<text:line-break/>create mode 100644 octocat.txt</text:p>
      <text:p text:style-name="P1">；</text:p>
      <text:p text:style-name="P1"/>
      <text:p text:style-name="P1">7.$ git add '*.txt' <text:s text:c="5"/>#添加多个.txt文件</text:p>
      <text:p text:style-name="P1">8.$git commit -m 'Add all the octocat txt files' <text:s text:c="2"/>#添加所有.txt文件的commit信息</text:p>
      <text:p text:style-name="P1">[master 3852b4d] Add all the octocat txt files<text:line-break/>4 files changed, 4 insertions(+)<text:line-break/><text:soft-page-break/>create mode 100644 blue_octocat.txt<text:line-break/>create mode 100644 octofamily/baby_octocat.txt<text:line-break/>create mode 100644 octofamily/momma_octocat.txt<text:line-break/>create mode 100644 red_octocat.txt</text:p>
      <text:p text:style-name="P1"/>
      <text:p text:style-name="P1">9.$git log <text:s text:c="10"/>#查看commit记录</text:p>
      <text:p text:style-name="P1"><text:span text:style-name="T3">commit 3852b4db1634463d0bb4d267edb7b3f9cd02ace1</text:span><text:line-break/>Author: Try Git &lt;try_git@github.com&gt;<text:line-break/>Date: Sat Oct 10 08:30:00 2020 -0500<text:line-break/>Add all the octocat txt files<text:line-break/><text:span text:style-name="T3">commit b652edfd888cd3d5e7fcb857d0dabc5a0fcb5e28</text:span><text:line-break/>Author: Try Git &lt;try_git@github.com&gt;<text:line-break/>Date: Sat Oct 10 08:30:00 2020 -0500<text:line-break/>Added cute octocat story</text:p>
      <text:p text:style-name="P1">；commit栏旁边显示的“3852....”是指向这个提交的哈希值，author栏中显示的是在git中设置的用户名和邮箱地址，date栏中显示的是提交执行的时间，最后一行是该提交的提交信息。</text:p>
      <text:p text:style-name="P1"/>
      <text:p text:style-name="P1">10.$ git remote add origin <text:a xlink:type="simple" xlink:href="https://github.com/try-git/try_git.git">https://github.com/try-git/try_git.git</text:a></text:p>
      <text:p text:style-name="P1"><text:s text:c="5"/>；Github有一个仓库: <text:a xlink:type="simple" xlink:href="https://github.com/try-git/try_git.git">https://github.com/try-git/try_git.git</text:a></text:p>
      <text:p text:style-name="P1"><text:span text:style-name="T6"><text:s text:c="6"/>现在要配置，把这个地址作为远程的</text:span><text:span text:style-name="T5">仓库</text:span></text:p>
      <text:p text:style-name="P1"/>
      <text:p text:style-name="P1">11.$git push -u origin master <text:s text:c="5"/></text:p>
      <text:p text:style-name="P1">Branch master set up to track remote branch master from origin.</text:p>
      <text:p text:style-name="P1">；本地master分支记住远程仓库origin的master分支。</text:p>
      <text:p text:style-name="P1"/>
      <text:p text:style-name="P1">12.$git pull origin master <text:s text:c="8"/>#从github上下载到本地</text:p>
      <text:p text:style-name="P1">Updating 3852b4d..3e70b0f<text:line-break/>Fast-forward<text:line-break/>yellow_octocat.txt | 1 <text:span text:style-name="T2">+</text:span><text:line-break/>1 file changed, 1 insertion(+)<text:line-break/>create mode 100644 yellow_octocat.txt <text:s/></text:p>
      <text:p text:style-name="P1"><text:s/></text:p>
      <text:p text:style-name="P1">13.$git diff HEAD <text:s text:c="6"/>#查看最近一次提交之后的变化</text:p>
      <text:p text:style-name="P1">diff --git a/octocat.txt b/octocat.txt<text:line-break/>index 7d8d808..e725ef6 100644<text:line-break/>--- a/octocat.txt<text:line-break/>+++ b/octocat.txt<text:line-break/><text:span text:style-name="T3">@@ -1 +1 @@<text:line-break/>-A Tale of Two Octocats<text:line-break/>+[mA Tale of Two Octocats and an Octodog</text:span></text:p>
      <text:p text:style-name="P2"/>
      <text:p text:style-name="P2">14.$git add octofamily/octodog.txt <text:s text:c="6"/>#添加一份文件到暂存区</text:p>
      <text:p text:style-name="P1">15.$git diff –staged <text:s text:c="12"/>#用diff查看未被提交的文件</text:p>
      <text:p text:style-name="P1">diff --git a/octofamily/octodog.txt b/octofamily/octodog.txt<text:line-break/>new file mode 100644<text:line-break/>index 0000000..cfbc74a<text:line-break/>--- /dev/null<text:line-break/>+++ b/octofamily/octodog.txt<text:line-break/><text:span text:style-name="T3">@@ -0,0 +1 @@<text:line-break/></text:span><text:soft-page-break/><text:span text:style-name="T3">+[mwoof</text:span></text:p>
      <text:p text:style-name="P2"/>
      <text:p text:style-name="P2">16.$ git reset octofamily/octodog.txt <text:s text:c="3"/>#用reset命令撤销在暂存区的文件</text:p>
      <text:p text:style-name="P2">17.$ git checkout – octocat.txt <text:s text:c="8"/>#回到最后一次提交后的octocat.txt</text:p>
      <text:p text:style-name="P2">18.$ git branch clean_up <text:s text:c="17"/>#新建一个clean_up分支</text:p>
      <text:p text:style-name="P1">19.$ git checkout clean_up <text:s text:c="13"/>#切换到clean_up分支</text:p>
      <text:p text:style-name="P1">Switched to branch 'clean_up'</text:p>
      <text:p text:style-name="P1"/>
      <text:p text:style-name="P1">20.$ git rm '*.txt' <text:s text:c="14"/>#移除硬盘中所有.txt的文件和暂存.txt文件</text:p>
      <text:p text:style-name="P1">rm 'blue_octocat.txt'<text:line-break/>rm 'octocat.txt'<text:line-break/>rm 'octofamily/baby_octocat.txt'<text:line-break/>rm 'octofamily/momma_octocat.txt'<text:line-break/>rm 'red_octocat.txt'</text:p>
      <text:p text:style-name="P1"/>
      <text:p text:style-name="P1">21.$ git commit -m "Remove all the cats" <text:s text:c="3"/></text:p>
      <text:p text:style-name="P1">[clean_up 63540fe] Remove all the cats<text:line-break/>5 files changed, 5 deletions(-)<text:line-break/>delete mode 100644 blue_octocat.txt<text:line-break/>delete mode 100644 octocat.txt<text:line-break/>delete mode 100644 octofamily/baby_octocat.txt<text:line-break/>delete mode 100644 octofamily/momma_octocat.txt<text:line-break/>delete mode 100644 red_octocat.txt</text:p>
      <text:p text:style-name="P1"/>
      <text:p text:style-name="P1">22.$ git checkout master <text:s text:c="9"/>#切换到master分支</text:p>
      <text:p text:style-name="P1">Switched to branch 'master'</text:p>
      <text:p text:style-name="P1"/>
      <text:p text:style-name="P1">23.$ git merge clean_up <text:s text:c="8"/>#合并clean_up分支</text:p>
      <text:p text:style-name="P1">Updating 3852b4d..ec6888b<text:line-break/>Fast-forward<text:line-break/>blue_octocat.txt | 1 <text:span text:style-name="T1">-</text:span><text:line-break/>octocat.txt | 1 <text:span text:style-name="T1">-</text:span><text:line-break/>octofamily/baby_octocat.txt | 1 <text:span text:style-name="T1">-</text:span><text:line-break/>octofamily/momma_octocat.txt | 1 <text:span text:style-name="T1">-</text:span><text:line-break/>red_octocat.txt | 1 <text:span text:style-name="T1">-</text:span><text:line-break/>5 files changed, 5 deletions(-)<text:line-break/>delete mode 100644 blue_octocat.txt<text:line-break/>delete mode 100644 octocat.txt<text:line-break/>delete mode 100644 octofamily/baby_octocat.txt<text:line-break/>delete mode 100644 octofamily/momma_octocat.txt<text:line-break/>delete mode 100644 red_octocat.txt</text:p>
      <text:p text:style-name="P1"/>
      <text:p text:style-name="P1">24.$ git branch -d clean_up <text:s text:c="5"/># 删除clean_up分支</text:p>
      <text:p text:style-name="P1">Deleted branch clean_up (was ec6888b).</text:p>
      <text:p text:style-name="P1"/>
      <text:p text:style-name="P1">25.$ git push <text:s text:c="4"/></text:p>
      <text:p text:style-name="P1">To https://github.com/try-git/try_git.git<text:line-break/>3e70b0f..305549d master -&gt; master</text:p>
      <text:p text:style-name="P1"/>
      <text:p text:style-name="P1"/>
      <text:p text:style-name="P1"><text:soft-page-break/>仓库地址：</text:p>
      <text:p text:style-name="P1">https://github.com/huzi1900/huzi.git</text:p>
      <text:p text:style-name="P1"/>
      <text:p text:style-name="P1"/>
      <text:p text:style-name="P1"/>
      <text:p text:style-name="P1"/>
      <text:p text:style-name="P1"><text:s text:c="2"/></text:p>
      <text:p text:style-name="P1"/>
      <text:p text:style-name="Standard"><text:s/></text:p>
      <text:p text:style-name="Standard"><text:s text:c="4"/></text:p>
      <text:list xml:id="list1971784927" text:style-name="L1">
        <text:list-header>
          <text:p text:style-name="P6"/>
        </text:list-header>
      </text:list>
      <text:p text:style-name="P1"/>
      <text:p text:style-name="Standard"/>
      <text:p text:style-name="Standard"><text:s text:c="4"/></text:p>
      <text:p text:style-name="Standard"><text:s text:c="3"/></text:p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ansBold" svg:font-family="OpenSansBold, 'Helvetica Neue', Helvetica, Arial, sans-serif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l </meta:initial-creator>
    <meta:creation-date>2016-04-20T15:40:10</meta:creation-date>
    <dc:date>2016-04-26T22:26:22</dc:date>
    <dc:creator>zl </dc:creator>
    <meta:editing-duration>PT30M2S</meta:editing-duration>
    <meta:editing-cycles>6</meta:editing-cycles>
    <meta:generator>LibreOffice/3.5$Linux_x86 LibreOffice_project/350m1$Build-202</meta:generator>
    <meta:document-statistic meta:table-count="0" meta:image-count="0" meta:object-count="0" meta:page-count="4" meta:paragraph-count="61" meta:word-count="541" meta:character-count="4287" meta:non-whitespace-character-count="3666"/>
  </office:meta>
</office:document-meta>
</file>